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796fc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/>
      <style:text-properties officeooo:rsid="000796fc" officeooo:paragraph-rsid="000796fc"/>
    </style:style>
    <style:style style:name="P6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0796fc" officeooo:paragraph-rsid="000796fc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line-height="150%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092ec3" officeooo:paragraph-rsid="00092ec3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line-height="150%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officeooo:rsid="000796fc" officeooo:paragraph-rsid="000796fc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6" style:family="paragraph" style:parent-style-name="Quotations">
      <style:text-properties fo:font-variant="normal" fo:text-transform="none" fo:color="#3d464d" style:font-name="Source Serif Pro" fo:font-size="13.5pt" fo:letter-spacing="normal" fo:font-style="normal" fo:font-weight="normal" officeooo:rsid="00092ec3" officeooo:paragraph-rsid="00092ec3"/>
    </style:style>
    <style:style style:name="P17" style:family="paragraph" style:parent-style-name="Quotations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96fc" style:font-weight-asian="bold"/>
    </style:style>
    <style:style style:name="T5" style:family="text">
      <style:text-properties fo:font-weight="bold" officeooo:rsid="000a4aa7" style:font-weight-asian="bold"/>
    </style:style>
    <style:style style:name="T6" style:family="text">
      <style:text-properties fo:color="#1155cc" style:text-underline-style="solid" style:text-underline-width="auto" style:text-underline-color="font-color" officeooo:rsid="000796fc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0796fc" style:font-size-asian="12pt" style:font-weight-asian="bold" style:font-size-complex="12pt"/>
    </style:style>
    <style:style style:name="T9" style:family="text">
      <style:text-properties fo:font-size="12pt" fo:font-weight="bold" officeooo:rsid="00092ec3" style:font-size-asian="12pt" style:font-weight-asian="bold" style:font-size-complex="12pt"/>
    </style:style>
    <style:style style:name="T10" style:family="text">
      <style:text-properties fo:color="#38761d" fo:font-size="12pt" fo:font-weight="bold" style:font-size-asian="12pt" style:font-weight-asian="bold" style:font-size-complex="12pt"/>
    </style:style>
    <style:style style:name="T11" style:family="text">
      <style:text-properties officeooo:rsid="00092ec3"/>
    </style:style>
    <style:style style:name="T12" style:family="text">
      <style:text-properties officeooo:rsid="000a4aa7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NDRESSA DOMANSKI</text:span></text:p>
      <text:p text:style-name="P1"><text:span text:style-name="T3">(</text:span><text:span text:style-name="T4">046</text:span><text:span text:style-name="T3">) </text:span><text:span text:style-name="T4">988316108</text:span></text:p>
      <text:p text:style-name="P2"><text:span text:style-name="T6">andressa.domanski@escola.pr.gov.br</text:span></text:p>
      <text:p text:style-name="P1"><text:span text:style-name="T3">Linkedin:</text:span> @seuperfil (se tiver)</text:p>
      <text:p text:style-name="Standard"><draw:rect text:anchor-type="as-char" svg:y="0cm" draw:z-index="0" draw:style-name="gr1" draw:text-style-name="P18" svg:width="0.003cm" svg:height="0.054cm"><text:p/></draw:rect></text:p>
      <text:p text:style-name="P3"/>
      <text:p text:style-name="P4"><text:span text:style-name="T7">OBJET</text:span><text:span text:style-name="T8">IVO</text:span></text:p>
      <text:p text:style-name="P5"><text:span text:style-name="T7">Trabalhar em um escritorio de advocacia, e ter um grande reconhecimento por minha profissão</text:span></text:p>
      <text:p text:style-name="P4"/>
      <text:p text:style-name="Standard"/>
      <text:p text:style-name="Standard"><text:span text:style-name="T7">FORMAÇÃO ACADÊMICA</text:span></text:p>
      <text:p text:style-name="P6"><text:span text:style-name="T7">Ensino Médio - </text:span><text:span text:style-name="T9">Colégio</text:span><text:span text:style-name="T7"> Estadual </text:span><text:span text:style-name="T9">Padre Reus</text:span><text:span text:style-name="T7"> (202</text:span><text:span text:style-name="T9">3</text:span><text:span text:style-name="T7">) </text:span><text:span text:style-name="T9">cursando</text:span></text:p>
      <text:p text:style-name="Standard"/>
      <text:p text:style-name="Standard"/>
      <text:p text:style-name="Standard"><text:span text:style-name="T7">PROJETOS </text:span><text:span text:style-name="T10">(será um bom diferencial, principalmente caso não tenha experiência profissional)</text:span></text:p>
      <text:p text:style-name="P16">Desenvolvimento de um site de Portfólio</text:p>
      <text:p text:style-name="P17">Descrição: O objetivo deste projeto foi criar um site de portfólio para que fosse possível exibir os projetos criados e disponibilizados no GitHub por meio de um site personalizado.Utilizei HTML, CSS e JavaScript para criar um layout criativo e moderno. O maior desafio foi garantir que o layout do site fosse responsivo para que pudesse ser acessado em qualquer tipo de dispositivo.</text:p>
      <text:p text:style-name="Text_20_body"><text:line-break/></text:p>
      <text:p text:style-name="Standard"/>
      <text:p text:style-name="Standard"><text:span text:style-name="T7">TECNOLOGIAS </text:span></text:p>
      <text:list xml:id="list8184890141637946935" text:style-name="WWNum1">
        <text:list-item>
          <text:p text:style-name="P7">L<text:span text:style-name="T11">eia Paraná</text:span></text:p>
        </text:list-item>
        <text:list-item>
          <text:p text:style-name="P9">Alura- Cursos</text:p>
        </text:list-item>
        <text:list-item>
          <text:p text:style-name="P9">Redação Paraná</text:p>
        </text:list-item>
      </text:list>
      <text:p text:style-name="P10"/>
      <text:p text:style-name="P10"/>
      <text:p text:style-name="P10"><text:span text:style-name="T7">EXPERIÊNCIA PROFISSIONAL</text:span></text:p>
      <text:p text:style-name="P10"/>
      <text:p text:style-name="P11"><text:span text:style-name="T5">Primeiro emprego </text:span>(a<text:span text:style-name="T12">guardando</text:span>)</text:p>
      <text:p text:style-name="P11"><text:span text:style-name="T3">Cargo:</text:span> caso tenha tido</text:p>
      <text:p text:style-name="P11"><text:span text:style-name="T3">Atividades:</text:span></text:p>
      <text:list xml:id="list1520765650912254582" text:style-name="WWNum2">
        <text:list-item>
          <text:p text:style-name="P8">Atividade 1: </text:p>
        </text:list-item>
        <text:list-item>
          <text:p text:style-name="P8"><text:soft-page-break/>Atividade 2: </text:p>
        </text:list-item>
        <text:list-item>
          <text:p text:style-name="P8">Atividade 3: </text:p>
        </text:list-item>
      </text:list>
      <text:p text:style-name="P10"/>
      <text:p text:style-name="P10"><text:span text:style-name="T7">CURSOS | CERTIFICAÇÕES</text:span></text:p>
      <text:p text:style-name="P15">Introdução ao HTML e CSS - ALURA (202<text:span text:style-name="T12">3</text:span>)</text:p>
      <text:p text:style-name="P14">Desenvolvimento Sites com JavaScript - ALURA (2023)</text:p>
      <text:p text:style-name="P10"/>
      <text:p text:style-name="P10"/>
      <text:p text:style-name="P10"><text:span text:style-name="T7">IDIOMAS</text:span></text:p>
      <text:p text:style-name="P12">Inglês Intermediário - ALURA LÍNGUA (201<text:span text:style-name="T12">3</text:span>-202<text:span text:style-name="T12">3</text:span>)</text:p>
      <text:p text:style-name="P12">Espanhol Iniciante - Autodidata (202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08T09:04:59.847249002</dc:date>
    <meta:editing-duration>PT12M45S</meta:editing-duration>
    <meta:editing-cycles>1</meta:editing-cycles>
    <meta:document-statistic meta:table-count="0" meta:image-count="0" meta:object-count="0" meta:page-count="2" meta:paragraph-count="30" meta:word-count="173" meta:character-count="1170" meta:non-whitespace-character-count="1026"/>
    <meta:generator>LibreOffice/5.1.6.2$Linux_X86_64 LibreOffice_project/10m0$Build-2</meta:generator>
  </office:meta>
</office:document-meta>
</file>